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e21"/>
    </style:style>
    <style:style style:name="P2" style:family="paragraph" style:parent-style-name="Standard">
      <style:text-properties officeooo:rsid="0000d8db" officeooo:paragraph-rsid="0000d8db"/>
    </style:style>
    <style:style style:name="P3" style:family="paragraph" style:parent-style-name="Text_20_body">
      <style:text-properties officeooo:rsid="00001e21" officeooo:paragraph-rsid="00001e21"/>
    </style:style>
    <style:style style:name="P4" style:family="paragraph" style:parent-style-name="Text_20_body">
      <style:text-properties officeooo:rsid="00001e21" officeooo:paragraph-rsid="0000d8db"/>
    </style:style>
    <style:style style:name="P5" style:family="paragraph" style:parent-style-name="Text_20_body">
      <style:text-properties officeooo:rsid="00001e21" officeooo:paragraph-rsid="00062d6a"/>
    </style:style>
    <style:style style:name="P6" style:family="paragraph" style:parent-style-name="Text_20_body">
      <style:text-properties officeooo:rsid="00001e21" officeooo:paragraph-rsid="000cd1d2"/>
    </style:style>
    <style:style style:name="P7" style:family="paragraph" style:parent-style-name="Text_20_body">
      <style:text-properties officeooo:paragraph-rsid="00001e21"/>
    </style:style>
    <style:style style:name="P8" style:family="paragraph" style:parent-style-name="Text_20_body">
      <style:text-properties officeooo:paragraph-rsid="0004efd7"/>
    </style:style>
    <style:style style:name="P9" style:family="paragraph" style:parent-style-name="Text_20_body">
      <style:text-properties officeooo:paragraph-rsid="00062d6a"/>
    </style:style>
    <style:style style:name="P10" style:family="paragraph" style:parent-style-name="Text_20_body">
      <style:text-properties officeooo:paragraph-rsid="0007d2f2"/>
    </style:style>
    <style:style style:name="P11" style:family="paragraph" style:parent-style-name="Text_20_body">
      <style:text-properties officeooo:paragraph-rsid="00080aac"/>
    </style:style>
    <style:style style:name="P12" style:family="paragraph" style:parent-style-name="Text_20_body">
      <style:text-properties officeooo:paragraph-rsid="000db90b"/>
    </style:style>
    <style:style style:name="P13" style:family="paragraph" style:parent-style-name="Text_20_body">
      <style:text-properties officeooo:rsid="000eaeb1" officeooo:paragraph-rsid="000eaeb1"/>
    </style:style>
    <style:style style:name="P14" style:family="paragraph" style:parent-style-name="Text_20_body">
      <style:text-properties officeooo:rsid="0013f138" officeooo:paragraph-rsid="0013f138"/>
    </style:style>
    <style:style style:name="P15" style:family="paragraph" style:parent-style-name="Text_20_body">
      <style:text-properties officeooo:paragraph-rsid="0013f138"/>
    </style:style>
    <style:style style:name="P16" style:family="paragraph" style:parent-style-name="Text_20_body">
      <style:text-properties officeooo:rsid="001a294e" officeooo:paragraph-rsid="001a294e"/>
    </style:style>
    <style:style style:name="P17" style:family="paragraph" style:parent-style-name="Standard">
      <style:text-properties fo:color="#000000" style:font-name="JetBrains Mono" fo:font-size="10pt" fo:font-style="normal" fo:font-weight="normal" officeooo:rsid="0000d8db" officeooo:paragraph-rsid="0000d8db" style:font-size-asian="10pt" style:font-style-asian="normal" style:font-weight-asian="normal"/>
    </style:style>
    <style:style style:name="P18" style:family="paragraph" style:parent-style-name="Standard">
      <style:text-properties fo:color="#000000" style:font-name="JetBrains Mono" fo:font-size="10pt" fo:font-style="normal" fo:font-weight="normal" officeooo:rsid="0000d8db" officeooo:paragraph-rsid="000cd1d2" style:font-size-asian="10pt" style:font-style-asian="normal" style:font-weight-asian="normal" style:font-weight-complex="bold"/>
    </style:style>
    <style:style style:name="P19" style:family="paragraph" style:parent-style-name="Standard">
      <style:text-properties fo:font-weight="normal" officeooo:rsid="0013f138" officeooo:paragraph-rsid="0013f138" style:font-weight-asian="normal" style:font-weight-complex="normal"/>
    </style:style>
    <style:style style:name="P20" style:family="paragraph" style:parent-style-name="Text_20_body">
      <style:text-properties officeooo:rsid="00001e21" officeooo:paragraph-rsid="00001e21"/>
    </style:style>
    <style:style style:name="P21" style:family="paragraph" style:parent-style-name="Text_20_body">
      <style:text-properties fo:font-weight="bold" officeooo:rsid="00001e21" officeooo:paragraph-rsid="00062d6a" style:font-weight-asian="bold" style:font-weight-complex="bold"/>
    </style:style>
    <style:style style:name="P22" style:family="paragraph" style:parent-style-name="Text_20_body">
      <style:text-properties fo:font-weight="bold" officeooo:rsid="0004efd7" officeooo:paragraph-rsid="00062d6a" style:font-weight-asian="bold" style:font-weight-complex="bold"/>
    </style:style>
    <style:style style:name="P23" style:family="paragraph" style:parent-style-name="Heading_20_1">
      <style:text-properties officeooo:rsid="00001e21" officeooo:paragraph-rsid="00001e21"/>
    </style:style>
    <style:style style:name="T1" style:family="text">
      <style:text-properties officeooo:rsid="00001e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1e21" style:font-weight-asian="bold" style:font-weight-complex="bold"/>
    </style:style>
    <style:style style:name="T4" style:family="text">
      <style:text-properties fo:font-weight="bold" officeooo:rsid="0004efd7" style:font-weight-asian="bold" style:font-weight-complex="bold"/>
    </style:style>
    <style:style style:name="T5" style:family="text">
      <style:text-properties fo:font-weight="bold" officeooo:rsid="00062d6a" style:font-weight-asian="bold" style:font-weight-complex="bold"/>
    </style:style>
    <style:style style:name="T6" style:family="text">
      <style:text-properties fo:font-weight="bold" officeooo:rsid="0007d2f2" style:font-weight-asian="bold" style:font-weight-complex="bold"/>
    </style:style>
    <style:style style:name="T7" style:family="text">
      <style:text-properties fo:font-weight="bold" officeooo:rsid="0009a647" style:font-weight-asian="bold" style:font-weight-complex="bold"/>
    </style:style>
    <style:style style:name="T8" style:family="text">
      <style:text-properties fo:font-weight="bold" officeooo:rsid="001155e4" style:font-weight-asian="bold" style:font-weight-complex="bold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0" style:family="text">
      <style:text-properties officeooo:rsid="0000d8db"/>
    </style:style>
    <style:style style:name="T11" style:family="text">
      <style:text-properties style:font-name="Liberation Sans" fo:font-size="18.2000007629395pt" fo:font-weight="bold" officeooo:rsid="000301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officeooo:rsid="0004cebe"/>
    </style:style>
    <style:style style:name="T13" style:family="text">
      <style:text-properties officeooo:rsid="0004efd7"/>
    </style:style>
    <style:style style:name="T14" style:family="text">
      <style:text-properties fo:font-weight="normal" officeooo:rsid="00001e21" style:font-weight-asian="normal" style:font-weight-complex="normal"/>
    </style:style>
    <style:style style:name="T15" style:family="text">
      <style:text-properties fo:font-weight="normal" officeooo:rsid="00080aac" style:font-weight-asian="normal" style:font-weight-complex="normal"/>
    </style:style>
    <style:style style:name="T16" style:family="text">
      <style:text-properties fo:font-weight="normal" officeooo:rsid="0009a647" style:font-weight-asian="normal" style:font-weight-complex="normal"/>
    </style:style>
    <style:style style:name="T17" style:family="text">
      <style:text-properties fo:font-weight="normal" officeooo:rsid="000db90b" style:font-weight-asian="normal" style:font-weight-complex="normal"/>
    </style:style>
    <style:style style:name="T18" style:family="text">
      <style:text-properties fo:font-weight="normal" officeooo:rsid="001155e4" style:font-weight-asian="normal" style:font-weight-complex="normal"/>
    </style:style>
    <style:style style:name="T19" style:family="text">
      <style:text-properties fo:font-weight="normal" officeooo:rsid="0012d1d7" style:font-weight-asian="normal" style:font-weight-complex="normal"/>
    </style:style>
    <style:style style:name="T20" style:family="text">
      <style:text-properties fo:font-weight="normal" officeooo:rsid="0013f138" style:font-weight-asian="normal" style:font-weight-complex="normal"/>
    </style:style>
    <style:style style:name="T21" style:family="text">
      <style:text-properties fo:font-weight="normal" officeooo:rsid="00160875" style:font-weight-asian="normal" style:font-weight-complex="normal"/>
    </style:style>
    <style:style style:name="T22" style:family="text">
      <style:text-properties fo:font-weight="normal" officeooo:rsid="00167590" style:font-weight-asian="normal" style:font-weight-complex="normal"/>
    </style:style>
    <style:style style:name="T23" style:family="text">
      <style:text-properties fo:font-weight="normal" officeooo:rsid="00182de5" style:font-weight-asian="normal" style:font-weight-complex="normal"/>
    </style:style>
    <style:style style:name="T24" style:family="text">
      <style:text-properties fo:font-weight="normal" officeooo:rsid="0019c220" style:font-weight-asian="normal" style:font-weight-complex="normal"/>
    </style:style>
    <style:style style:name="T25" style:family="text">
      <style:text-properties fo:color="#000000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26" style:family="text">
      <style:text-properties fo:color="#000000" style:font-name="JetBrains Mono" fo:font-size="10pt" fo:font-style="normal" fo:font-weight="normal" officeooo:rsid="0013f138" style:font-size-asian="10pt" style:font-style-asian="normal" style:font-weight-asian="normal" style:font-weight-complex="normal"/>
    </style:style>
    <style:style style:name="T27" style:family="text">
      <style:text-properties officeooo:rsid="001bfc8d"/>
    </style:style>
    <style:style style:name="T28" style:family="text">
      <style:text-properties officeooo:rsid="00247e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Funkcije</text:h>
      <text:h text:style-name="Heading_20_2" text:outline-level="2"><text:bookmark-start text:name="__DdeLink__21_1372169487"/>fn_insert_base_results<text:bookmark-end text:name="__DdeLink__21_1372169487"/></text:h>
      <text:p text:style-name="P7"><text:span text:style-name="T3">parametar</text:span><text:span text:style-name="T1">: url sa kog zelimo da skinemo rezultate jednokratno</text:span></text:p>
      <text:p text:style-name="P7"><text:span text:style-name="T3">zakucano</text:span><text:span text:style-name="T1">: </text:span></text:p>
      <text:p text:style-name="P3">- 3 puta da klikne ‘prikazi jos meceva’</text:p>
      <text:p text:style-name="P7">- <text:span text:style-name="T1">ako je mesec 8-12 stavi godinu 2021, u suprotnom stavi 2022</text:span></text:p>
      <text:p text:style-name="P3"><text:span text:style-name="T2">ideja</text:span>: za svaki id utakmice uzima za domacina I gosta:</text:p>
      <text:p text:style-name="P3">- ime tima</text:p>
      <text:p text:style-name="P3">- gol</text:p>
      <text:p text:style-name="P3">- godina mesec dan kada je utakmica odigrana</text:p>
      <text:p text:style-name="P3">- da li je bio produzetak</text:p>
      <text:p text:style-name="P3">ove informacije smesta u tupple I nadodaje u listu, onda se lista sa podacima iz svih utakmica</text:p>
      <text:p text:style-name="P3">importuje u tabelu <text:span text:style-name="T12">games I </text:span>results, umesto da importujemo red po red.</text:p>
      <text:p text:style-name="P8"><text:span text:style-name="T4">frekventnost</text:span><text:span text:style-name="T13"> </text:span><text:span text:style-name="T4">pustanja skrpte:</text:span><text:span text:style-name="T13"> jednom za jednu sezonu, rucno</text:span></text:p>
      <text:p text:style-name="P7"><text:span text:style-name="T3">output</text:span><text:span text:style-name="T1">: </text:span></text:p>
      <text:p text:style-name="P4">insertuje u tabel<text:span text:style-name="T10">e:</text:span></text:p>
      <text:p text:style-name="P4">games, <text:span text:style-name="T10">r</text:span>esults</text:p>
      <text:p text:style-name="P17">log_inserted_games, log_inserted_results</text:p>
      <text:p text:style-name="P2"/>
      <text:h text:style-name="Heading_20_2" text:outline-level="2">fn_insert_new_results</text:h>
      <text:p text:style-name="P10"><text:span text:style-name="T6">p</text:span><text:span text:style-name="T3">arametar: </text:span><text:span text:style-name="T14">url sa kog zelimo da skinemo rezultate</text:span></text:p>
      <text:p text:style-name="P11"><text:span text:style-name="T3">zakucano: </text:span><text:span text:style-name="T14">ako je mesec 8-12 stavi godinu 2021, u suprotnom stavi 2022</text:span></text:p>
      <text:p text:style-name="P5"><text:span text:style-name="T2">ideja: </text:span><text:span text:style-name="T15">uzmi maximalni datum iz tabele results za dati sport, ligu I zemlju I upisi u tabelu games I results sve utakmice koje su se odigrale posle maximalnog datum koji postoji u bazi.</text:span></text:p>
      <text:p text:style-name="P5"><text:span text:style-name="T4">frekventnost pustanja skrpte:</text:span><text:span text:style-name="T7"> </text:span><text:span text:style-name="T16">ujutru, ali postoji opasnost da se neka utakmica nastavila igrati ujutru, tada ce skripta insertovati tu utakmicu sa tim datumom x, a ako u ostatku dana ima jos utakmica, sledeci dan ih nece pokupiti jer vec postoje utakmice na datum x</text:span></text:p>
      <text:p text:style-name="P21">output:</text:p>
      <text:p text:style-name="P6">insertuje u tabel<text:span text:style-name="T10">e:</text:span></text:p>
      <text:p text:style-name="P6">games, <text:span text:style-name="T10">r</text:span>esults</text:p>
      <text:p text:style-name="P18">log_inserted_games, log_inserted_results</text:p>
      <text:h text:style-name="Heading_20_2" text:outline-level="2"><text:soft-page-break/>fn_insert_upcoming_games</text:h>
      <text:p text:style-name="P12"><text:span text:style-name="T5">P</text:span><text:span text:style-name="T3">arametar: </text:span><text:span text:style-name="T14">url sa kog zelimo da skinem</text:span><text:span text:style-name="T17">o zakazane utakmice</text:span></text:p>
      <text:p text:style-name="P9"><text:span text:style-name="T3">zakucano:</text:span><text:span text:style-name="T8"> </text:span><text:span text:style-name="T18">godina 2022, pri insertu kolone year_month_day </text:span><text:span text:style-name="T19">(treba da stavim tekucu godinu)</text:span></text:p>
      <text:p text:style-name="P5"><text:span text:style-name="T2">ideja: </text:span><text:span text:style-name="T20">uzmi meceve koji su zakazni za tekuci dan I dva naredna dana. Ako danas igra jedan tim I sutra taj isti tim, kvota ne bi trebalo da se racuna za drugu utakmicu, ali ce se ovde racunati da se ne bi komplikovalo, a koristnik treba da bude svestan da taj obracun nije relevantan. </text:span></text:p>
      <text:p text:style-name="P15"><text:span text:style-name="T20">U tabeli </text:span><text:span text:style-name="T9">scheduled_games </text:span><text:span text:style-name="T26">postoji kolona is_active koja se setuje na 0 pre svakog importa, a novi import dobija vrednost 1. </text:span></text:p>
      <text:p text:style-name="P14"><text:span text:style-name="T26">T</text:span><text:span text:style-name="T25">o omogucava da radimo predikcije samo za aktivne utakmice. </text:span></text:p>
      <text:p text:style-name="P19"/>
      <text:p text:style-name="P5"><text:span text:style-name="T4">frekventnost pustanja skrpte: </text:span><text:span text:style-name="T21">svaki dan, uj</text:span><text:span text:style-name="T22">u</text:span><text:span text:style-name="T21">tru</text:span></text:p>
      <text:p text:style-name="P5"><text:span text:style-name="T2">output: </text:span><text:span text:style-name="T23">puni tabelu scheduled_games I log_inserted_scheduled_games</text:span></text:p>
      <text:h text:style-name="Heading_20_2" text:outline-level="2">fn_insert_predictions</text:h>
      <text:p text:style-name="P9"><text:span text:style-name="T5">P</text:span><text:span text:style-name="T3">arametar: / </text:span><text:span text:style-name="T24">(racuna za sve aktivne utakmice u scheduled_games)</text:span></text:p>
      <text:p text:style-name="P21">zakucano: </text:p>
      <text:p text:style-name="P21">ideja: </text:p>
      <text:p text:style-name="P22">frekventnost pustanja skrpte:</text:p>
      <text:p text:style-name="P21">output:</text:p>
      <text:h text:style-name="Heading_20_1" text:outline-level="1">Ta<text:span text:style-name="T11">bele</text:span></text:h>
      <text:h text:style-name="Heading_20_2" text:outline-level="2">log_tables</text:h>
      <text:p text:style-name="Standard">log_inserted_scheduled_games</text:p>
      <text:p text:style-name="Standard"/>
      <text:p text:style-name="Standard">log_inserted_games</text:p>
      <text:p text:style-name="P1"/>
      <text:p text:style-name="Standard">log_inserted_results</text:p>
      <text:p text:style-name="Standard"/>
      <text:p text:style-name="Standard">log_inserted_predictions</text:p>
      <text:p text:style-name="Standard"/>
      <text:h text:style-name="Heading_20_1" text:outline-level="1">promeni </text:h>
      <text:p text:style-name="P13">U tabeli results postoji kolona is_season_active – ta kolona je po default-u 1, ali treba da se setuje na 0, kada se sezona zavrsi</text:p>
      <text:p text:style-name="P13"/>
      <text:p text:style-name="P16">to do:</text:p>
      <text:p text:style-name="P16">- u insert_into_predictions staviti uslov da uzima samo one cija je sezona aktivna iz tabele games <text:s/>-<text:span text:style-name="T28">done</text:span></text:p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58:13.230939940</meta:creation-date>
    <dc:date>2022-05-08T16:09:09.962173713</dc:date>
    <meta:editing-duration>PT11H28M53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3" meta:paragraph-count="51" meta:word-count="394" meta:character-count="2551" meta:non-whitespace-character-count="2198"/>
  </office:meta>
</office:document-meta>
</file>